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string">
            <text:p>Tempo effettivo</text:p>
          </table:table-cell>
          <table:table-cell office:value-type="string">
            <text:p>Utilizzo CPU</text:p>
          </table:table-cell>
        </table:table-row>
        <table:table-row table:style-name="ro1">
          <table:table-cell/>
          <table:table-cell office:value-type="float" office:value="278.8">
            <text:p>278,80</text:p>
          </table:table-cell>
          <table:table-cell office:value-type="float" office:value="144.07">
            <text:p>144,07</text:p>
          </table:table-cell>
        </table:table-row>
        <table:table-row table:style-name="ro1">
          <table:table-cell/>
          <table:table-cell office:value-type="float" office:value="138.87">
            <text:p>138,87</text:p>
          </table:table-cell>
          <table:table-cell office:value-type="float" office:value="69.13">
            <text:p>69,13</text:p>
          </table:table-cell>
        </table:table-row>
        <table:table-row table:style-name="ro1">
          <table:table-cell/>
          <table:table-cell office:value-type="float" office:value="130.59">
            <text:p>130,59</text:p>
          </table:table-cell>
          <table:table-cell office:value-type="float" office:value="47.6">
            <text:p>47,6</text:p>
          </table:table-cell>
        </table:table-row>
        <table:table-row table:style-name="ro1">
          <table:table-cell/>
          <table:table-cell office:value-type="float" office:value="128.1">
            <text:p>128,10</text:p>
          </table:table-cell>
          <table:table-cell office:value-type="float" office:value="36.98">
            <text:p>36,98</text:p>
          </table:table-cell>
        </table:table-row>
        <table:table-row table:style-name="ro1">
          <table:table-cell/>
          <table:table-cell office:value-type="float" office:value="115.23">
            <text:p>115,23</text:p>
          </table:table-cell>
          <table:table-cell office:value-type="float" office:value="28.79">
            <text:p>28,79</text:p>
          </table:table-cell>
        </table:table-row>
        <table:table-row table:style-name="ro1">
          <table:table-cell/>
          <table:table-cell office:value-type="float" office:value="116.79">
            <text:p>116,79</text:p>
          </table:table-cell>
          <table:table-cell office:value-type="float" office:value="27.89">
            <text:p>27,89</text:p>
          </table:table-cell>
        </table:table-row>
        <table:table-row table:style-name="ro1">
          <table:table-cell/>
          <table:table-cell office:value-type="float" office:value="104.24">
            <text:p>104,24</text:p>
          </table:table-cell>
          <table:table-cell office:value-type="float" office:value="20.43">
            <text:p>20,43</text:p>
          </table:table-cell>
        </table:table-row>
        <table:table-row table:style-name="ro1">
          <table:table-cell/>
          <table:table-cell office:value-type="float" office:value="105.7">
            <text:p>105,70</text:p>
          </table:table-cell>
          <table:table-cell office:value-type="float" office:value="20.12">
            <text:p>20,12</text:p>
          </table:table-cell>
        </table:table-row>
        <table:table-row table:style-name="ro1">
          <table:table-cell/>
          <table:table-cell office:value-type="float" office:value="99.37">
            <text:p>99,37</text:p>
          </table:table-cell>
          <table:table-cell office:value-type="float" office:value="16.71">
            <text:p>16,71</text:p>
          </table:table-cell>
        </table:table-row>
        <table:table-row table:style-name="ro1">
          <table:table-cell/>
          <table:table-cell office:value-type="float" office:value="103.33">
            <text:p>103,33</text:p>
          </table:table-cell>
          <table:table-cell office:value-type="float" office:value="15.21">
            <text:p>15,2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>
            <draw:frame table:end-cell-address="Foglio1.H39" table:end-x="0.689cm" table:end-y="0.086cm" draw:z-index="0" draw:style-name="gr1" svg:width="15.136cm" svg:height="10.685cm" svg:x="0.084cm" svg:y="0.033cm">
              <draw:object draw:notify-on-update-of-ranges="Foglio1.B1:Foglio1.B1 Foglio1.B2:Foglio1.B11 Foglio1.C1:Foglio1.C1 Foglio1.C2:Foglio1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 table:number-rows-repeated="6552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9/03/2010</text:date>, <text:time>18.17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09T17:39:31</meta:creation-date>
    <dc:date>2010-03-09T18:17:16</dc:date>
    <meta:editing-duration>PT00H37M50S</meta:editing-duration>
    <meta:editing-cycles>5</meta:editing-cycles>
    <meta:generator>OpenOffice.org/3.1$Linux OpenOffice.org_project/310m19$Build-9420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auto-position="true" chart:auto-size="true" chart:treat-empty-cells="leave-gap" chart:spline-order="3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chart-properties chart:symbol-type="named-symbol" chart:symbol-name="square" chart:symbol-width="0.25cm" chart:symbol-height="0.25cm" chart:data-label-number="value" chart:data-label-text="false" chart:data-label-symbol="false" chart:label-position="bottom"/>
      <style:graphic-properties draw:stroke="solid" svg:stroke-width="0.088cm" svg:stroke-color="#c5000b" draw:fill-color="#c5000b" dr3d:edge-rounding="0%"/>
      <style:text-properties fo:font-size="7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data-label-number="value" chart:data-label-text="false" chart:data-label-symbol="false" chart:label-position="bottom"/>
      <style:graphic-properties draw:stroke="solid" svg:stroke-width="0.088cm" svg:stroke-color="#ff950e" draw:fill-color="#ff950e" dr3d:edge-rounding="0%"/>
      <style:text-properties fo:font-size="7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137cm" svg:height="10.686cm" chart:class="chart:line" chart:style-name="ch1">
        <chart:title svg:x="4.671cm" svg:y="0.214cm" chart:style-name="ch2">
          <text:p>Esecuzione su una macchina</text:p>
        </chart:title>
        <chart:subtitle svg:x="4.446cm" svg:y="0.93cm" chart:style-name="ch3">
          <text:p>Matrice: 5.000x5.000, Iterazioni: 100</text:p>
        </chart:subtitle>
        <chart:legend chart:legend-position="top" svg:x="5.176cm" svg:y="1.594cm" chart:style-name="ch4"/>
        <chart:plot-area chart:style-name="ch5" table:cell-range-address="Foglio1.B1:Foglio1.C11" chart:data-source-has-labels="row" svg:x="0.403cm" svg:y="2.37cm" svg:width="14.13cm" svg:height="8.091cm">
          <chart:axis chart:dimension="x" chart:name="primary-x" chart:style-name="ch6">
            <chart:title svg:x="7.053cm" svg:y="10.102cm" chart:style-name="ch7">
              <text:p># workers</text:p>
            </chart:title>
            <chart:grid chart:style-name="ch8" chart:class="major"/>
          </chart:axis>
          <chart:axis chart:dimension="y" chart:name="primary-y" chart:style-name="ch6">
            <chart:title svg:x="0.303cm" svg:y="6.606cm" chart:style-name="ch9">
              <text:p>t (sec.)</text:p>
            </chart:title>
            <chart:grid chart:style-name="ch8" chart:class="major"/>
          </chart:axis>
          <chart:series chart:style-name="ch10" chart:values-cell-range-address="Foglio1.B2:Foglio1.B11" chart:label-cell-address="Foglio1.B1:Foglio1.B1" chart:class="chart:line">
            <chart:data-point chart:repeated="10"/>
          </chart:series>
          <chart:series chart:style-name="ch11" chart:values-cell-range-address="Foglio1.C2:Foglio1.C11" chart:label-cell-address="Foglio1.C1:Foglio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B1:Foglio1.B1">Tempo effettivo</text:p>
              </table:table-cell>
              <table:table-cell office:value-type="string">
                <text:p text:id="Foglio1.C1:Foglio1.C1">Utilizzo CP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8.8">
                <text:p text:id="Foglio1.B2:Foglio1.B11">278.8</text:p>
              </table:table-cell>
              <table:table-cell office:value-type="float" office:value="144.07">
                <text:p text:id="Foglio1.C2:Foglio1.C11">144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87">
                <text:p>138.87</text:p>
              </table:table-cell>
              <table:table-cell office:value-type="float" office:value="69.13">
                <text:p>69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.59">
                <text:p>130.59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.1">
                <text:p>128.1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.23">
                <text:p>115.23</text:p>
              </table:table-cell>
              <table:table-cell office:value-type="float" office:value="28.79">
                <text:p>28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.79">
                <text:p>116.79</text:p>
              </table:table-cell>
              <table:table-cell office:value-type="float" office:value="27.89">
                <text:p>27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.24">
                <text:p>104.24</text:p>
              </table:table-cell>
              <table:table-cell office:value-type="float" office:value="20.43">
                <text:p>20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.7">
                <text:p>105.7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37">
                <text:p>99.37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.33">
                <text:p>103.33</text:p>
              </table:table-cell>
              <table:table-cell office:value-type="float" office:value="15.21">
                <text:p>15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